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e510" officeooo:paragraph-rsid="0014e510"/>
    </style:style>
    <style:style style:name="P2" style:family="paragraph" style:parent-style-name="Standard">
      <style:text-properties officeooo:rsid="0014e510" officeooo:paragraph-rsid="00237f7e"/>
    </style:style>
    <style:style style:name="P3" style:family="paragraph" style:parent-style-name="Standard">
      <style:text-properties officeooo:rsid="0014e510" officeooo:paragraph-rsid="002fdaba"/>
    </style:style>
    <style:style style:name="P4" style:family="paragraph" style:parent-style-name="Standard">
      <style:text-properties officeooo:rsid="00157a0c" officeooo:paragraph-rsid="00157a0c"/>
    </style:style>
    <style:style style:name="P5" style:family="paragraph" style:parent-style-name="Standard">
      <style:text-properties officeooo:rsid="00157a0c" officeooo:paragraph-rsid="0016fde0"/>
    </style:style>
    <style:style style:name="P6" style:family="paragraph" style:parent-style-name="Standard">
      <style:text-properties officeooo:rsid="0015c749" officeooo:paragraph-rsid="0015c749"/>
    </style:style>
    <style:style style:name="P7" style:family="paragraph" style:parent-style-name="Standard">
      <style:text-properties fo:font-weight="bold" officeooo:rsid="00157a0c" officeooo:paragraph-rsid="00157a0c" style:font-weight-asian="bold" style:font-weight-complex="bold"/>
    </style:style>
    <style:style style:name="P8" style:family="paragraph" style:parent-style-name="Standard">
      <style:text-properties fo:font-weight="bold" officeooo:rsid="00157a0c" officeooo:paragraph-rsid="002fdaba" style:font-weight-asian="bold" style:font-weight-complex="bold"/>
    </style:style>
    <style:style style:name="P9" style:family="paragraph" style:parent-style-name="Standard">
      <style:text-properties fo:font-weight="bold" officeooo:rsid="0015c749" officeooo:paragraph-rsid="0015c749" style:font-weight-asian="bold" style:font-weight-complex="bold"/>
    </style:style>
    <style:style style:name="P10" style:family="paragraph" style:parent-style-name="Standard">
      <style:text-properties fo:font-weight="bold" officeooo:rsid="001a5f01" officeooo:paragraph-rsid="001a5f01" style:font-weight-asian="bold" style:font-weight-complex="bold"/>
    </style:style>
    <style:style style:name="P11" style:family="paragraph" style:parent-style-name="Standard">
      <style:text-properties fo:font-weight="bold" officeooo:rsid="0020d272" officeooo:paragraph-rsid="0020d272" style:font-weight-asian="bold" style:font-weight-complex="bold"/>
    </style:style>
    <style:style style:name="P12" style:family="paragraph" style:parent-style-name="Standard">
      <style:text-properties fo:font-weight="bold" officeooo:rsid="002c38f1" officeooo:paragraph-rsid="002c38f1" style:font-weight-asian="bold" style:font-weight-complex="bold"/>
    </style:style>
    <style:style style:name="P13" style:family="paragraph" style:parent-style-name="Standard">
      <style:text-properties fo:font-weight="bold" officeooo:rsid="002c38f1" officeooo:paragraph-rsid="002fdaba" style:font-weight-asian="bold" style:font-weight-complex="bold"/>
    </style:style>
    <style:style style:name="P14" style:family="paragraph" style:parent-style-name="Standard">
      <style:text-properties fo:font-weight="bold" officeooo:rsid="002fdaba" officeooo:paragraph-rsid="002fdaba" style:font-weight-asian="bold" style:font-weight-complex="bold"/>
    </style:style>
    <style:style style:name="P15" style:family="paragraph" style:parent-style-name="Standard">
      <style:text-properties officeooo:rsid="001a5f85" officeooo:paragraph-rsid="001a5f85"/>
    </style:style>
    <style:style style:name="P16" style:family="paragraph" style:parent-style-name="Standard">
      <style:text-properties officeooo:rsid="0020d272" officeooo:paragraph-rsid="0020d272"/>
    </style:style>
    <style:style style:name="P17" style:family="paragraph" style:parent-style-name="Standard">
      <style:text-properties officeooo:rsid="0020d272" officeooo:paragraph-rsid="00236258"/>
    </style:style>
    <style:style style:name="P18" style:family="paragraph" style:parent-style-name="Standard">
      <style:text-properties officeooo:rsid="0022c9c4" officeooo:paragraph-rsid="0022c9c4"/>
    </style:style>
    <style:style style:name="P19" style:family="paragraph" style:parent-style-name="Standard">
      <style:text-properties officeooo:rsid="0022c9c4" officeooo:paragraph-rsid="002beb01"/>
    </style:style>
    <style:style style:name="P20" style:family="paragraph" style:parent-style-name="Standard">
      <style:text-properties officeooo:rsid="00236258" officeooo:paragraph-rsid="00236258"/>
    </style:style>
    <style:style style:name="P21" style:family="paragraph" style:parent-style-name="Standard">
      <style:text-properties officeooo:rsid="00237f7e" officeooo:paragraph-rsid="00237f7e"/>
    </style:style>
    <style:style style:name="P22" style:family="paragraph" style:parent-style-name="Standard">
      <style:text-properties officeooo:rsid="00237f7e" officeooo:paragraph-rsid="002fdaba"/>
    </style:style>
    <style:style style:name="P23" style:family="paragraph" style:parent-style-name="Standard">
      <style:text-properties officeooo:paragraph-rsid="0020d272"/>
    </style:style>
    <style:style style:name="P24" style:family="paragraph" style:parent-style-name="Standard">
      <style:text-properties officeooo:paragraph-rsid="0022c9c4"/>
    </style:style>
    <style:style style:name="P25" style:family="paragraph" style:parent-style-name="Standard">
      <style:text-properties officeooo:paragraph-rsid="002beb01"/>
    </style:style>
    <style:style style:name="P26" style:family="paragraph" style:parent-style-name="Standard">
      <style:text-properties officeooo:rsid="002c38f1" officeooo:paragraph-rsid="002c38f1"/>
    </style:style>
    <style:style style:name="P27" style:family="paragraph" style:parent-style-name="Standard">
      <style:text-properties fo:font-weight="normal" officeooo:rsid="002c38f1" officeooo:paragraph-rsid="002c38f1" style:font-weight-asian="normal" style:font-weight-complex="normal"/>
    </style:style>
    <style:style style:name="P28" style:family="paragraph" style:parent-style-name="Standard">
      <style:text-properties fo:font-weight="normal" officeooo:rsid="002c38f1" officeooo:paragraph-rsid="002fdaba" style:font-weight-asian="normal" style:font-weight-complex="normal"/>
    </style:style>
    <style:style style:name="P29" style:family="paragraph" style:parent-style-name="Standard">
      <style:text-properties fo:font-weight="normal" officeooo:rsid="002fdaba" officeooo:paragraph-rsid="002fdaba" style:font-weight-asian="normal" style:font-weight-complex="normal"/>
    </style:style>
    <style:style style:name="P30" style:family="paragraph" style:parent-style-name="Standard">
      <style:text-properties fo:font-weight="normal" officeooo:rsid="002fed07" officeooo:paragraph-rsid="002fed07" style:font-weight-asian="normal" style:font-weight-complex="normal"/>
    </style:style>
    <style:style style:name="P31" style:family="paragraph" style:parent-style-name="Standard">
      <style:text-properties fo:font-weight="normal" officeooo:rsid="00317d43" officeooo:paragraph-rsid="00317d43" style:font-weight-asian="normal" style:font-weight-complex="normal"/>
    </style:style>
    <style:style style:name="P32" style:family="paragraph" style:parent-style-name="Standard">
      <style:text-properties fo:font-weight="normal" officeooo:rsid="0032bc30" officeooo:paragraph-rsid="0032bc30" style:font-weight-asian="normal" style:font-weight-complex="normal"/>
    </style:style>
    <style:style style:name="P33" style:family="paragraph" style:parent-style-name="Standard">
      <style:text-properties fo:font-weight="normal" officeooo:rsid="003471e7" officeooo:paragraph-rsid="003471e7" style:font-weight-asian="normal" style:font-weight-complex="normal"/>
    </style:style>
    <style:style style:name="P34" style:family="paragraph" style:parent-style-name="Standard">
      <style:text-properties fo:font-weight="normal" officeooo:rsid="0036208e" officeooo:paragraph-rsid="0036208e" style:font-weight-asian="normal" style:font-weight-complex="normal"/>
    </style:style>
    <style:style style:name="P35" style:family="paragraph" style:parent-style-name="Standard">
      <style:text-properties fo:font-weight="normal" officeooo:rsid="003ee8aa" officeooo:paragraph-rsid="003ee8aa" style:font-weight-asian="normal" style:font-weight-complex="normal"/>
    </style:style>
    <style:style style:name="P36" style:family="paragraph" style:parent-style-name="Standard">
      <style:text-properties fo:font-weight="normal" officeooo:rsid="003ee8aa" officeooo:paragraph-rsid="0036208e" style:font-weight-asian="normal" style:font-weight-complex="normal"/>
    </style:style>
    <style:style style:name="P37" style:family="paragraph" style:parent-style-name="Standard">
      <style:text-properties fo:font-weight="normal" officeooo:rsid="003ee8aa" officeooo:paragraph-rsid="003f87cc" style:font-weight-asian="normal" style:font-weight-complex="normal"/>
    </style:style>
    <style:style style:name="P38" style:family="paragraph" style:parent-style-name="Standard">
      <style:text-properties officeooo:rsid="00285cc8" officeooo:paragraph-rsid="002beb01"/>
    </style:style>
    <style:style style:name="P39" style:family="paragraph" style:parent-style-name="Standard">
      <style:paragraph-properties fo:text-align="center" style:justify-single-word="false"/>
      <style:text-properties fo:font-size="18pt" fo:font-weight="bold" officeooo:rsid="0014e510" officeooo:paragraph-rsid="0014e510" style:font-size-asian="18pt" style:font-weight-asian="bold" style:font-size-complex="18pt" style:font-weight-complex="bold"/>
    </style:style>
    <style:style style:name="P40" style:family="paragraph" style:parent-style-name="Standard">
      <style:text-properties officeooo:rsid="002fdaba" officeooo:paragraph-rsid="002fdaba"/>
    </style:style>
    <style:style style:name="P41" style:family="paragraph" style:parent-style-name="Standard">
      <style:text-properties officeooo:rsid="003471e7" officeooo:paragraph-rsid="003471e7"/>
    </style:style>
    <style:style style:name="P42" style:family="paragraph" style:parent-style-name="Standard">
      <style:text-properties officeooo:paragraph-rsid="0036208e"/>
    </style:style>
    <style:style style:name="P43" style:family="paragraph" style:parent-style-name="Standard">
      <style:text-properties fo:font-style="normal" fo:font-weight="normal" officeooo:rsid="003f87cc" officeooo:paragraph-rsid="003f87cc" style:font-style-asian="normal" style:font-weight-asian="normal" style:font-style-complex="normal" style:font-weight-complex="normal"/>
    </style:style>
    <style:style style:name="P44" style:family="paragraph" style:parent-style-name="Standard">
      <style:text-properties fo:font-style="normal" officeooo:rsid="0042837f" officeooo:paragraph-rsid="0042837f" style:font-style-asian="normal" style:font-style-complex="normal"/>
    </style:style>
    <style:style style:name="P45" style:family="paragraph" style:parent-style-name="Standard">
      <style:text-properties fo:font-style="normal" officeooo:rsid="0042837f" officeooo:paragraph-rsid="00431cdb" style:font-style-asian="normal" style:font-style-complex="normal"/>
    </style:style>
    <style:style style:name="P46" style:family="paragraph" style:parent-style-name="Standard">
      <style:text-properties fo:font-style="normal" officeooo:rsid="00431cdb" officeooo:paragraph-rsid="00431cdb" style:font-style-asian="normal" style:font-style-complex="normal"/>
    </style:style>
    <style:style style:name="P47" style:family="paragraph" style:parent-style-name="Standard">
      <style:text-properties officeooo:rsid="0042837f" officeooo:paragraph-rsid="0042837f"/>
    </style:style>
    <style:style style:name="P48" style:family="paragraph" style:parent-style-name="Preformatted_20_Text">
      <style:text-properties officeooo:paragraph-rsid="002fdaba"/>
    </style:style>
    <style:style style:name="P49" style:family="paragraph" style:parent-style-name="Title">
      <style:text-properties style:font-name="Liberation Sans" fo:font-size="28pt" fo:font-weight="bold" officeooo:rsid="003ebafe" officeooo:paragraph-rsid="003ebafe" style:font-name-asian="Noto Sans CJK SC" style:font-size-asian="28pt" style:font-weight-asian="bold" style:font-name-complex="Lohit Devanagari" style:font-size-complex="28pt" style:font-weight-complex="bold"/>
    </style:style>
    <style:style style:name="P50" style:family="paragraph" style:parent-style-name="Title">
      <style:text-properties style:font-name="Liberation Sans" fo:font-size="28pt" fo:font-style="normal" fo:font-weight="bold" officeooo:rsid="003ebafe" officeooo:paragraph-rsid="003ebafe" style:font-name-asian="Noto Sans CJK SC" style:font-size-asian="28pt" style:font-style-asian="normal" style:font-weight-asian="bold" style:font-name-complex="Lohit Devanagari" style:font-size-complex="28pt" style:font-style-complex="normal" style:font-weight-complex="bold"/>
    </style:style>
    <style:style style:name="P51" style:family="paragraph" style:parent-style-name="Standard" style:list-style-name="L1">
      <style:text-properties officeooo:rsid="0014e510" officeooo:paragraph-rsid="0014e510"/>
    </style:style>
    <style:style style:name="P52" style:family="paragraph" style:parent-style-name="Standard" style:list-style-name="L1">
      <style:text-properties officeooo:rsid="0014e510" officeooo:paragraph-rsid="001a5f01"/>
    </style:style>
    <style:style style:name="P53" style:family="paragraph" style:parent-style-name="Standard" style:list-style-name="L1">
      <style:text-properties officeooo:rsid="0014e510" officeooo:paragraph-rsid="002fdaba"/>
    </style:style>
    <style:style style:name="P54" style:family="paragraph" style:parent-style-name="Standard" style:list-style-name="L1">
      <style:text-properties officeooo:rsid="001a5f01" officeooo:paragraph-rsid="001a5f01"/>
    </style:style>
    <style:style style:name="P55" style:family="paragraph" style:parent-style-name="Standard" style:list-style-name="L1">
      <style:text-properties officeooo:rsid="001a5f01" officeooo:paragraph-rsid="002fdaba"/>
    </style:style>
    <style:style style:name="P56" style:family="paragraph" style:parent-style-name="Standard" style:list-style-name="L2">
      <style:text-properties officeooo:rsid="001a5f01" officeooo:paragraph-rsid="001a5f01"/>
    </style:style>
    <style:style style:name="P57" style:family="paragraph" style:parent-style-name="Standard" style:list-style-name="L1">
      <style:text-properties officeooo:rsid="00237f7e" officeooo:paragraph-rsid="00237f7e"/>
    </style:style>
    <style:style style:name="P58" style:family="paragraph" style:parent-style-name="Standard" style:list-style-name="L1">
      <style:text-properties officeooo:rsid="00237f7e" officeooo:paragraph-rsid="002fdaba"/>
    </style:style>
    <style:style style:name="P59" style:family="paragraph" style:parent-style-name="Standard" style:list-style-name="L2"/>
    <style:style style:name="P60" style:family="paragraph" style:parent-style-name="Standard" style:list-style-name="L2">
      <style:text-properties officeooo:paragraph-rsid="00157a0c"/>
    </style:style>
    <style:style style:name="P61" style:family="paragraph" style:parent-style-name="Standard" style:list-style-name="L2">
      <style:text-properties officeooo:rsid="00157a0c" officeooo:paragraph-rsid="00157a0c"/>
    </style:style>
    <style:style style:name="P62" style:family="paragraph" style:parent-style-name="Standard" style:list-style-name="L2">
      <style:text-properties officeooo:rsid="003ebafe" officeooo:paragraph-rsid="003ebafe"/>
    </style:style>
    <style:style style:name="P63" style:family="paragraph" style:parent-style-name="Standard" style:list-style-name="L2">
      <style:text-properties officeooo:rsid="001da2aa" officeooo:paragraph-rsid="001a5f01"/>
    </style:style>
    <style:style style:name="P64" style:family="paragraph" style:parent-style-name="Standard" style:list-style-name="L2">
      <style:text-properties officeooo:rsid="001c5602" officeooo:paragraph-rsid="001c5602"/>
    </style:style>
    <style:style style:name="P65" style:family="paragraph" style:parent-style-name="Standard" style:list-style-name="L3">
      <style:text-properties officeooo:rsid="002c38f1" officeooo:paragraph-rsid="002c38f1"/>
    </style:style>
    <style:style style:name="P66" style:family="paragraph" style:parent-style-name="Standard" style:list-style-name="L4">
      <style:text-properties officeooo:paragraph-rsid="003f87cc"/>
    </style:style>
    <style:style style:name="P67" style:family="paragraph" style:parent-style-name="Standard" style:list-style-name="L4">
      <style:text-properties fo:font-weight="normal" officeooo:rsid="003ee8aa" officeooo:paragraph-rsid="003f87cc" style:font-weight-asian="normal" style:font-weight-complex="normal"/>
    </style:style>
    <style:style style:name="P68" style:family="paragraph" style:parent-style-name="Standard" style:list-style-name="L4">
      <style:text-properties fo:font-weight="normal" officeooo:rsid="003f87cc" officeooo:paragraph-rsid="003f87cc" style:font-weight-asian="normal" style:font-weight-complex="normal"/>
    </style:style>
    <style:style style:name="P69" style:family="paragraph" style:parent-style-name="Standard" style:list-style-name="L4">
      <style:text-properties fo:font-style="normal" fo:font-weight="normal" officeooo:rsid="003f87cc" officeooo:paragraph-rsid="003f87cc" style:font-style-asian="normal" style:font-weight-asian="normal" style:font-style-complex="normal" style:font-weight-complex="normal"/>
    </style:style>
    <style:style style:name="P70" style:family="paragraph" style:parent-style-name="Text_20_body">
      <style:text-properties style:font-name="Liberation Sans" fo:font-size="28pt" fo:font-weight="bold" officeooo:rsid="0042837f" officeooo:paragraph-rsid="0042837f" style:font-name-asian="Noto Sans CJK SC" style:font-size-asian="28pt" style:font-weight-asian="bold" style:font-name-complex="Lohit Devanagari" style:font-size-complex="28pt" style:font-weight-complex="bold"/>
    </style:style>
    <style:style style:name="P71" style:family="paragraph" style:parent-style-name="Text_20_body">
      <style:text-properties officeooo:rsid="00469575" officeooo:paragraph-rsid="00469575"/>
    </style:style>
    <style:style style:name="P72" style:family="paragraph" style:parent-style-name="Text_20_body">
      <style:text-properties officeooo:paragraph-rsid="00469575"/>
    </style:style>
    <style:style style:name="P73" style:family="paragraph" style:parent-style-name="Title">
      <style:paragraph-properties fo:break-before="page"/>
      <style:text-properties style:font-name="Liberation Sans" fo:font-size="28pt" fo:font-weight="bold" officeooo:rsid="0042837f" officeooo:paragraph-rsid="0042837f" style:font-name-asian="Noto Sans CJK SC" style:font-size-asian="28pt" style:font-weight-asian="bold" style:font-name-complex="Lohit Devanagari" style:font-size-complex="28pt" style:font-weight-complex="bold"/>
    </style:style>
    <style:style style:name="T1" style:family="text">
      <style:text-properties officeooo:rsid="00157a0c"/>
    </style:style>
    <style:style style:name="T2" style:family="text">
      <style:text-properties officeooo:rsid="0015c749"/>
    </style:style>
    <style:style style:name="T3" style:family="text">
      <style:text-properties officeooo:rsid="001a5f01"/>
    </style:style>
    <style:style style:name="T4" style:family="text">
      <style:text-properties fo:font-weight="bold" style:font-weight-asian="bold" style:font-weight-complex="bold"/>
    </style:style>
    <style:style style:name="T5" style:family="text">
      <style:text-properties fo:font-weight="bold" officeooo:rsid="001c5602" style:font-weight-asian="bold" style:font-weight-complex="bold"/>
    </style:style>
    <style:style style:name="T6" style:family="text">
      <style:text-properties officeooo:rsid="001a5f85"/>
    </style:style>
    <style:style style:name="T7" style:family="text">
      <style:text-properties officeooo:rsid="001c5602"/>
    </style:style>
    <style:style style:name="T8" style:family="text">
      <style:text-properties officeooo:rsid="001da2aa"/>
    </style:style>
    <style:style style:name="T9" style:family="text">
      <style:text-properties officeooo:rsid="00226941"/>
    </style:style>
    <style:style style:name="T10" style:family="text">
      <style:text-properties officeooo:rsid="00237f7e"/>
    </style:style>
    <style:style style:name="T11" style:family="text">
      <style:text-properties officeooo:rsid="002568b7"/>
    </style:style>
    <style:style style:name="T12" style:family="text">
      <style:text-properties officeooo:rsid="00284ef9"/>
    </style:style>
    <style:style style:name="T13" style:family="text">
      <style:text-properties officeooo:rsid="00285cc8"/>
    </style:style>
    <style:style style:name="T14" style:family="text">
      <style:text-properties officeooo:rsid="002952c3"/>
    </style:style>
    <style:style style:name="T15" style:family="text">
      <style:text-properties officeooo:rsid="002beb01"/>
    </style:style>
    <style:style style:name="T16" style:family="text">
      <style:text-properties officeooo:rsid="0020d272"/>
    </style:style>
    <style:style style:name="T17" style:family="text">
      <style:text-properties officeooo:rsid="0022c9c4"/>
    </style:style>
    <style:style style:name="T18" style:family="text">
      <style:text-properties officeooo:rsid="002d8302"/>
    </style:style>
    <style:style style:name="T19" style:family="text">
      <style:text-properties officeooo:rsid="002e178d"/>
    </style:style>
    <style:style style:name="T20" style:family="text">
      <style:text-properties officeooo:rsid="002fed07"/>
    </style:style>
    <style:style style:name="T21" style:family="text">
      <style:text-properties officeooo:rsid="003471e7"/>
    </style:style>
    <style:style style:name="T22" style:family="text">
      <style:text-properties officeooo:rsid="0036208e"/>
    </style:style>
    <style:style style:name="T23" style:family="text">
      <style:text-properties officeooo:rsid="00386427"/>
    </style:style>
    <style:style style:name="T24" style:family="text">
      <style:text-properties officeooo:rsid="0039441c"/>
    </style:style>
    <style:style style:name="T25" style:family="text">
      <style:text-properties officeooo:rsid="003b2de3"/>
    </style:style>
    <style:style style:name="T26" style:family="text">
      <style:text-properties fo:font-weight="normal" officeooo:rsid="002fdaba" style:font-weight-asian="normal" style:font-weight-complex="normal"/>
    </style:style>
    <style:style style:name="T27" style:family="text">
      <style:text-properties fo:font-weight="normal" officeooo:rsid="0036208e" style:font-weight-asian="normal" style:font-weight-complex="normal"/>
    </style:style>
    <style:style style:name="T28" style:family="text">
      <style:text-properties fo:font-weight="normal" officeooo:rsid="003ee8aa" style:font-weight-asian="normal" style:font-weight-complex="normal"/>
    </style:style>
    <style:style style:name="T29" style:family="text">
      <style:text-properties fo:font-weight="normal" officeooo:rsid="003f87cc" style:font-weight-asian="normal" style:font-weight-complex="normal"/>
    </style:style>
    <style:style style:name="T30" style:family="text">
      <style:text-properties style:font-name="Liberation Mono" fo:font-size="10pt" fo:font-weight="normal" officeooo:rsid="003b2de3" style:font-name-asian="Noto Sans Mono CJK SC" style:font-size-asian="10pt" style:font-weight-asian="normal" style:font-name-complex="Liberation Mono" style:font-size-complex="10pt" style:font-weight-complex="normal"/>
    </style:style>
    <style:style style:name="T31" style:family="text">
      <style:text-properties officeooo:rsid="003b4167"/>
    </style:style>
    <style:style style:name="T32" style:family="text">
      <style:text-properties officeooo:rsid="003cece1"/>
    </style:style>
    <style:style style:name="T33" style:family="text">
      <style:text-properties officeooo:rsid="003ebafe"/>
    </style:style>
    <style:style style:name="T34" style:family="text">
      <style:text-properties officeooo:rsid="003ee8aa"/>
    </style:style>
    <style:style style:name="T35" style:family="text">
      <style:text-properties officeooo:rsid="0042837f"/>
    </style:style>
    <style:style style:name="T36" style:family="text">
      <style:text-properties officeooo:rsid="00431cdb"/>
    </style:style>
    <style:style style:name="T37" style:family="text">
      <style:text-properties officeooo:rsid="0043d3c4"/>
    </style:style>
    <style:style style:name="T38" style:family="text">
      <style:text-properties officeooo:rsid="0044d000"/>
    </style:style>
    <style:style style:name="T39" style:family="text">
      <style:text-properties officeooo:rsid="0046957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text:span text:style-name="T39">Caveat: I wrote this for work when I was looking into options to migrate their existing freeIPA solutions to new containerized ones. The main good info is the first page, but included the old analysis I did for migration of an existing freeIPA to a new one in case it’s useful either later on or for your use personally or professionally</text:span></text:p>
      <text:p text:style-name="P71"/>
      <text:p text:style-name="P73">IPA Stuff</text:p>
      <text:p text:style-name="P70"/>
      <text:p text:style-name="P47">Installing:</text:p>
      <text:p text:style-name="P47"/>
      <text:p text:style-name="P47">Currently done via a bash script calling docker run. See ipa-tools for example scripts</text:p>
      <text:p text:style-name="P47"/>
      <text:p text:style-name="P47">Caveats: Host box should have a second IP to forward IPA server traffic from. While not needed, this will allow the IPA container to manage logins for the host box. Without a secondary IP the box will get confused if it has to authenticate to the docker inside of itself.</text:p>
      <text:p text:style-name="P47"/>
      <text:p text:style-name="P47">Replicating:</text:p>
      <text:p text:style-name="P47"/>
      <text:p text:style-name="P47">Same as installing, but mildly different script</text:p>
      <text:p text:style-name="P47"/>
      <text:p text:style-name="P47">Backups and upgrading:</text:p>
      <text:p text:style-name="P47"/>
      <text:p text:style-name="P47">The volume/folder for the data needs to be copied carefully. I have found that cp -rap is sufficient to prevent issues. Normal cp -r or mv does seem to break something in the data, probably a symbolic link or permissions on some of the files for service accounts used by a sub component of IPA.</text:p>
      <text:p text:style-name="P47"/>
      <text:p text:style-name="P47">Steps to upgrade:</text:p>
      <text:p text:style-name="P47"/>
      <text:p text:style-name="P47">data for IPA docker volume is /ipadata</text:p>
      <text:p text:style-name="P47"/>
      <text:p text:style-name="P45">1. <text:span text:style-name="T36">Stop IPA docker container</text:span></text:p>
      <text:p text:style-name="P45"><text:span text:style-name="T36">2.</text:span>Back up IPA data</text:p>
      <text:p text:style-name="P44"><text:tab/>cp -rap /ipadata /ipadata_orig</text:p>
      <text:p text:style-name="P44"><text:span text:style-name="T36">3</text:span>. Pull new <text:span text:style-name="T36">docker image </text:span><text:span text:style-name="T37">(tagged centos-8)</text:span></text:p>
      <text:p text:style-name="P46">4. Tag previous image as backup</text:p>
      <text:p text:style-name="P46"><text:tab/>docker tag &lt;image-id&gt; &lt;repository&gt;:&lt;tag&gt;</text:p>
      <text:p text:style-name="P46">5. Run docker command</text:p>
      <text:p text:style-name="P46"><text:tab/>note: can delete old container and use the same name or do a new one! Should be fine <text:span text:style-name="T38">either way. New container name might be easier</text:span></text:p>
      <text:p text:style-name="P46">6. If the upgrade finishes without issues, good!</text:p>
      <text:p text:style-name="P46">7. If the upgrade fails, roll back</text:p>
      <text:p text:style-name="P46"><text:tab/>a. shift <text:span text:style-name="T37">centos-8 </text:span>tag to the backup image</text:p>
      <text:p text:style-name="P46"><text:tab/>b. move backup folder contents back to original volume location (using cp -rap!)</text:p>
      <text:p text:style-name="P46"><text:tab/>c. run docker again, should start back up fine</text:p>
      <text:p text:style-name="P44"/>
      <text:p text:style-name="P50"><text:soft-page-break/></text:p>
      <text:p text:style-name="P49">---- <text:span text:style-name="T35">Old stuff, keeping---</text:span></text:p>
      <text:p text:style-name="P49">IPA Replication and Migration Documentation</text:p>
      <text:p text:style-name="P39"/>
      <text:p text:style-name="Subtitle">Option 1- Replicate to same domain</text:p>
      <text:p text:style-name="P1"/>
      <text:p text:style-name="P2"><text:span text:style-name="T4">Components-</text:span> </text:p>
      <text:p text:style-name="P2">Two Docker IPA containers running Centos 8 and freeIPA 4.8.4 in replica mode <text:span text:style-name="T6">living in 2 different VMs</text:span>. <text:span text:style-name="T3">Also DNS using bind </text:span><text:span text:style-name="T6">on both VMs</text:span></text:p>
      <text:p text:style-name="P1"/>
      <text:p text:style-name="P1"><text:span text:style-name="T4">Need-</text:span> </text:p>
      <text:list xml:id="list456948676" text:style-name="L1">
        <text:list-item>
          <text:p text:style-name="P51">Hostnames for containers <text:span text:style-name="T2">(</text:span><text:span text:style-name="T3">container</text:span><text:span text:style-name="T2"> IPs won’t matter to operation, </text:span><text:span text:style-name="T32">but using a NAT/extra IP makes things easier I found</text:span><text:span text:style-name="T2">)</text:span></text:p>
        </text:list-item>
        <text:list-item>
          <text:p text:style-name="P54">Two hosts and the IPs of both for use in exporting ports</text:p>
        </text:list-item>
        <text:list-item>
          <text:p text:style-name="P52"><text:span text:style-name="T1">Desired password</text:span><text:span text:style-name="T3">s</text:span><text:span text:style-name="T1"> for admin </text:span><text:span text:style-name="T3">and ldap directory manager</text:span></text:p>
        </text:list-item>
        <text:list-item>
          <text:p text:style-name="P57">Optional but recommended- Backup of original IPA VM</text:p>
        </text:list-item>
      </text:list>
      <text:p text:style-name="P21"/>
      <text:p text:style-name="P12">Plan-</text:p>
      <text:p text:style-name="P27">Using IPA’s replication technology, the new IPA servers will be started and get copies of the running configuration of the current IPA servers. From there we should be able to point LDAP services to the new IPA servers and re-install IPA client on boxes to the new LDAP services. Once we’re sure they are working, we can disconnect the old IPA host (and keep it in a backup state for a period of time) and run only the new IPA servers.</text:p>
      <text:p text:style-name="P27"/>
      <text:p text:style-name="P27">Backup is easy with these docker containers and replication. As long as we either have 1 host in a good state or a copy of the data mounted to the container as /data we can rebuild the environment. If we have a good host, we can simply replicate a new host from it. If we have a good set of data from a container, we can just build a new container from an image. </text:p>
      <text:p text:style-name="P27"/>
      <text:p text:style-name="P29">Pros and Cons</text:p>
      <text:p text:style-name="P29"/>
      <text:p text:style-name="P29">Pros</text:p>
      <text:p text:style-name="P29"><text:tab/>Same usernames and passwords, no migration needed</text:p>
      <text:p text:style-name="P29">Cons</text:p>
      <text:p text:style-name="P29"><text:tab/>remapping host names for LDAP <text:span text:style-name="T33">integration, need to do a few extra LDAP commands for account UIDs, need to be careful taking hosts out of replication</text:span></text:p>
      <text:p text:style-name="P1"/>
      <text:p text:style-name="P7">Process</text:p>
      <text:p text:style-name="P4"><text:soft-page-break/></text:p>
      <text:list xml:id="list1787029636" text:style-name="L2">
        <text:list-item>
          <text:p text:style-name="P56">Set up simple internal bind server (probably in master/slave config across both boxes)</text:p>
          <text:list>
            <text:list-item>
              <text:p text:style-name="P59">IPA and replication need stable DNS, this gives us fail over if something happens to parentco DNS, and is also where we will keep IPA specific DNS entries for failover/continuous access</text:p>
            </text:list-item>
          </text:list>
        </text:list-item>
        <text:list-item>
          <text:p text:style-name="P61">Install docker CE and get freeipa-server:centos-8 image on both boxes</text:p>
        </text:list-item>
        <text:list-item>
          <text:p text:style-name="P60"><text:span text:style-name="T3">I</text:span><text:span text:style-name="T1">nstantiate main ipa server using script, </text:span><text:span text:style-name="T3">will replicate existing </text:span><text:span text:style-name="T8">IPA</text:span><text:span text:style-name="T3"> server</text:span></text:p>
        </text:list-item>
        <text:list-item>
          <text:p text:style-name="P62">Transfer POSIX IDs to new server (see below)</text:p>
        </text:list-item>
        <text:list-item>
          <text:p text:style-name="P56">Verify functionality to new server</text:p>
          <text:list>
            <text:list-item>
              <text:p text:style-name="P63">Includes pointing authentication source configs to the new server and verfifying functionality over a short period</text:p>
            </text:list-item>
          </text:list>
        </text:list-item>
        <text:list-item>
          <text:p text:style-name="P56">Remove replication between old and new IPA server and turn off old IPA server (will preserve until stable sustained functionality of new server) <text:span text:style-name="T33">See below for details</text:span></text:p>
        </text:list-item>
        <text:list-item>
          <text:p text:style-name="P61"><text:span text:style-name="T7">In</text:span><text:span text:style-name="T2">stantiate</text:span> replica ipa server using script</text:p>
        </text:list-item>
        <text:list-item>
          <text:p text:style-name="P61"><text:span text:style-name="T7">V</text:span>erify basic <text:span text:style-name="T2">functionality</text:span></text:p>
        </text:list-item>
        <text:list-item>
          <text:p text:style-name="P61">Adjust settings as needed</text:p>
        </text:list-item>
        <text:list-item>
          <text:p text:style-name="P61">???</text:p>
        </text:list-item>
        <text:list-item>
          <text:p text:style-name="P64">Profit!</text:p>
        </text:list-item>
      </text:list>
      <text:p text:style-name="P4"/>
      <text:p text:style-name="P10">Notable setting changes</text:p>
      <text:p text:style-name="P4"/>
      <text:p text:style-name="P15">Since these aren’t being used to authenticate <text:span text:style-name="T7">for box</text:span> access, the allow-all default HBAC role will be disabled. <text:s/>We can explore role based access and sudo for users if we want to use these for box access <text:span text:style-name="T7">later. </text:span></text:p>
      <text:p text:style-name="P5"/>
      <text:p text:style-name="P9">Things I didn’t verify that I wanted to-</text:p>
      <text:p text:style-name="P6"/>
      <text:p text:style-name="P6">Theoretically should be upgradeable by running new image over existing data, but was unable to find an older working freeipa-server container to verify. We can backup the data and try and if it doesn’t work just move back to the old container/image without loss of data and minimal downtime (less than 30 minutes?)</text:p>
      <text:p text:style-name="P6"/>
      <text:p text:style-name="P6">--- <text:span text:style-name="T5">DNS records (to be editied)</text:span></text:p>
      <text:p text:style-name="P6">_kerberos-master._tcp.example.com. 86400 IN SRV 0 100 88 ipa.example.test.</text:p>
      <text:p text:style-name="P6">_kerberos-master._udp.example.com. 86400 IN SRV 0 100 88 ipa.example.test.</text:p>
      <text:p text:style-name="P6">_kerberos._tcp.example.com. 86400 IN SRV 0 100 88 ipa.example.test.</text:p>
      <text:p text:style-name="P6">_kerberos._udp.example.com. 86400 IN SRV 0 100 88 ipa.example.test.</text:p>
      <text:p text:style-name="P6">_kerberos.example.com. 86400 IN TXT "EXAMPLE.COM"</text:p>
      <text:p text:style-name="P6">_kpasswd._tcp.example.com. 86400 IN SRV 0 100 464 ipa.example.test.</text:p>
      <text:p text:style-name="P6">_kpasswd._udp.example.com. 86400 IN SRV 0 100 464 ipa.example.test.</text:p>
      <text:p text:style-name="P6">_ldap._tcp.example.com. 86400 IN SRV 0 100 389 ipa.example.test.</text:p>
      <text:p text:style-name="P6">ipa-ca.example.com. 86400 IN A 10.99.99.20</text:p>
      <text:p text:style-name="P6"/>
      <text:p text:style-name="P6">----</text:p>
      <text:p text:style-name="P6"/>
      <text:p text:style-name="P11">Replication Directions/Caveats</text:p>
      <text:p text:style-name="P16"/>
      <text:p text:style-name="P16">Doing replication wrong can break both the old and new servers. Here’s steps/things to consider.</text:p>
      <text:p text:style-name="P16"/>
      <text:p text:style-name="P20"><text:soft-page-break/>1. User IDs by default only controlled/served by main/original host</text:p>
      <text:p text:style-name="P17"><text:a xlink:type="simple" xlink:href="https://rcritten.wordpress.com/2015/01/05/freeipa-and-no-dna-range/" text:style-name="Internet_20_link" text:visited-style-name="Visited_20_Internet_20_Link"/></text:p>
      <text:p text:style-name="P17"><text:a xlink:type="simple" xlink:href="https://rcritten.wordpress.com/2015/01/05/freeipa-and-no-dna-range/" text:style-name="Internet_20_link" text:visited-style-name="Visited_20_Internet_20_Link">https://rcritten.wordpress.com/2015/01/05/freeipa-and-no-dna-range/</text:a></text:p>
      <text:p text:style-name="P16"/>
      <text:p text:style-name="P23"><text:span text:style-name="T16">These values are used to genera</text:span><text:span text:style-name="T9">te UIDs and by default only are generated on the original IPA server. Replicas share these dna values via the replication agreement. When the original is removed these values are not automatically propagated to the settings of the new boxes and will </text:span><text:span text:style-name="T18">cause</text:span><text:span text:style-name="T9"> the boxes to generate errors when you try to make new users (because there are no numbers to assign). The article goes into more detail, but the steps </text:span><text:span text:style-name="T15">needed to fix this are outlined below</text:span></text:p>
      <text:p text:style-name="P16"/>
      <text:p text:style-name="P24"><text:span text:style-name="T15">a</text:span><text:span text:style-name="T17">. Get current ra</text:span><text:span text:style-name="T15">n</text:span><text:span text:style-name="T17">ge of DNA values </text:span><text:span text:style-name="T33">from old host</text:span></text:p>
      <text:p text:style-name="P18">[root@ipa /]# ldapsearch -x -D 'cn=Directory Manager' -W -b 'cn=Posix IDs,cn=Distributed Numeric Assignment Plugin,cn=plugins,cn=config'</text:p>
      <text:p text:style-name="P18">Enter LDAP Password: </text:p>
      <text:p text:style-name="P18">...</text:p>
      <text:p text:style-name="P18">dn: cn=Posix IDs,cn=Distributed Numeric Assignment Plugin,cn=plugins,cn=config</text:p>
      <text:p text:style-name="P18">cn: Posix IDs</text:p>
      <text:p text:style-name="P18">dnaExcludeScope: cn=provisioning,dc=example,dc=test</text:p>
      <text:p text:style-name="P18">dnaFilter: (|(objectClass=posixAccount)(objectClass=posixGroup)(objectClass=ip</text:p>
      <text:p text:style-name="P18"><text:s/>aIDobject))</text:p>
      <text:p text:style-name="P18">dnaMagicRegen: -1</text:p>
      <text:p text:style-name="P18">dnaMaxValue: 1511399999</text:p>
      <text:p text:style-name="P18">dnaNextValue: 151120000<text:span text:style-name="T12">2</text:span></text:p>
      <text:p text:style-name="P18">dnaScope: dc=example,dc=test</text:p>
      <text:p text:style-name="P18">…</text:p>
      <text:p text:style-name="P18"># search result</text:p>
      <text:p text:style-name="P18">search: 2</text:p>
      <text:p text:style-name="P18">result: 0 Success</text:p>
      <text:p text:style-name="P18"/>
      <text:p text:style-name="P18"># numResponses: 2</text:p>
      <text:p text:style-name="P18"># numEntries: 1</text:p>
      <text:p text:style-name="P16"/>
      <text:p text:style-name="P25"><text:span text:style-name="T15">b. </text:span><text:span text:style-name="T17">Set DNA values on other box </text:span></text:p>
      <text:p text:style-name="P19"><text:tab/>(a<text:span text:style-name="T15">s</text:span> long as you set on at least one of the new IPA server it will be goo<text:span text:style-name="T10">d</text:span>, but it won’t hurt to set on both. And you can and probably should use the same range of values. I had no issue adding new users from either host) </text:p>
      <text:p text:style-name="P38"><text:tab/>(DO NOT COPY PASTE THIS DIRECTLY INTO LINUX <text:span text:style-name="T33">OR IF YOU DO FIX USING DOS2UNIX</text:span>. THERE ARE ENDLINE/NEWLINE CHARACTERS AND LINUX WILL COMPLAIN AND YOU WON’T KNOW WHY)</text:p>
      <text:p text:style-name="P18"/>
      <text:p text:style-name="P16">[root@ipa2 /]# ldapmodify -x -D 'cn=Directory Manager' -W</text:p>
      <text:p text:style-name="P16">Enter LDAP Password: </text:p>
      <text:p text:style-name="P16">dn: cn=Posix IDs,cn=Distributed Numeric Assignment Plugin,cn=plugins,cn=config</text:p>
      <text:p text:style-name="P16">changetype: modify</text:p>
      <text:p text:style-name="P16">replace: dnaNextValue</text:p>
      <text:p text:style-name="P16">dnaNextValue: 1511200002</text:p>
      <text:p text:style-name="P16">-</text:p>
      <text:p text:style-name="P16">replace: dnaMaxValue </text:p>
      <text:p text:style-name="P16">dnaMaxValue: 1511399999</text:p>
      <text:p text:style-name="P16"><text:soft-page-break/>modifying entry "cn=Posix IDs,cn=Distributed Numeric Assignment Plugin,cn=plugins,cn=config"</text:p>
      <text:p text:style-name="P16"/>
      <text:p text:style-name="P20">2. No graceful way to remove a replication agreement <text:span text:style-name="T19">by default</text:span></text:p>
      <text:p text:style-name="P20"/>
      <text:p text:style-name="P20">Mostly what it says on the in. ipa-replica-manage disconnect is depreciate<text:span text:style-name="T19">d</text:span>, and ipa topologysegment-delete (sp) and/or using the topology tool in the Web UI will refuse to remove a agreement/link/segment if it will isolate <text:span text:style-name="T19">a</text:span> host <text:span text:style-name="T10">from the topology</text:span>. Ipa-replica-<text:span text:style-name="T19">manage </text:span>dele will work BUT it also breaks/remove<text:span text:style-name="T10">s</text:span> ipa-server <text:span text:style-name="T10">from the server being disconnected</text:span> (I think it more does the former, but I can’t be sure, and I am not sure if/<text:span text:style-name="T10">how</text:span> it could be repaired to an acceptable state<text:span text:style-name="T10">)</text:span></text:p>
      <text:p text:style-name="P20"/>
      <text:p text:style-name="P20">HOWEVER, I found a work around</text:p>
      <text:p text:style-name="P20"/>
      <text:p text:style-name="P20">If the IPA services are turned off when the ipa-replica-manage command is run (via ipactl stop), the command is unable to remove/break/whatever the IPA install. You can log back into the box and manage new/old users. </text:p>
      <text:p text:style-name="P20"/>
      <text:p text:style-name="P20">There is another quirk I want to explain. <text:span text:style-name="T13">Imagine</text:span> the following node connections between the below boxes</text:p>
      <text:p text:style-name="P20"/>
      <text:p text:style-name="P20">A----B----C</text:p>
      <text:p text:style-name="P20"/>
      <text:p text:style-name="P20">A is the original IPA server</text:p>
      <text:p text:style-name="P20">B is a replica is A, and C replicated from B. C replicating from <text:span text:style-name="T13">B</text:span> is very important here. If you replicate C off of A, node removal of A will be impossible as it would break the whole chain and IPA will not allow that <text:span text:style-name="T11">(Chain would be B – A – C in that case)</text:span>.</text:p>
      <text:p text:style-name="P20"/>
      <text:p text:style-name="P20">We remove A as described above. B and C see the following <text:span text:style-name="T10">replication topology</text:span> now</text:p>
      <text:p text:style-name="P20"/>
      <text:p text:style-name="P20"><text:s/>B --- C</text:p>
      <text:p text:style-name="P20"/>
      <text:p text:style-name="P20">A still sees the following</text:p>
      <text:p text:style-name="P20"/>
      <text:p text:style-name="P20">A----B----C</text:p>
      <text:p text:style-name="P20"/>
      <text:p text:style-name="P20">However, it is not actually replicating with either host. This can be verified by creating users and observing a lack of replication.</text:p>
      <text:p text:style-name="P20"/>
      <text:p text:style-name="P20">You can remove these ghost replications with ipa-replica-manage d<text:span text:style-name="T14">el</text:span> from host A. You should not need to turn IPA off on these boxes during this process because they should now be logically separated but it may be safer to do so.</text:p>
      <text:p text:style-name="P20"/>
      <text:p text:style-name="P21">I have not been able to figure out if/how to reconnect live instances of ipa-server to each other for replication, but if we’re rolling back to A at this point, we might as well be rebuilding/replicating B and C. I have verified this does work at the least. </text:p>
      <text:p text:style-name="P21"/>
      <text:p text:style-name="P12">Detailed steps for ‘gracefully’ removing a node-</text:p>
      <text:p text:style-name="P26"/>
      <text:list xml:id="list1272807604" text:style-name="L3">
        <text:list-item>
          <text:p text:style-name="P65">Do replication from current IPA server to new IPA servers</text:p>
          <text:list>
            <text:list-item>
              <text:p text:style-name="P65">Again, ensure that original IPA server only has one replication link</text:p>
            </text:list-item>
          </text:list>
        </text:list-item>
        <text:list-item>
          <text:p text:style-name="P65"><text:soft-page-break/>Set up PosixIDs on new IPA server(s)</text:p>
          <text:list>
            <text:list-item>
              <text:p text:style-name="P65">At least one of them, but can set on both</text:p>
            </text:list-item>
          </text:list>
        </text:list-item>
        <text:list-item>
          <text:p text:style-name="P65"><text:s/>Once functionality of new IPA server(s) is verified, use ipactl stop to stop IPA services of original IPA server</text:p>
        </text:list-item>
        <text:list-item>
          <text:p text:style-name="P65"><text:s/>Disconnect original IPA server from new IPA servers</text:p>
          <text:list>
            <text:list-item>
              <text:p text:style-name="P65">via CLI</text:p>
              <text:list>
                <text:list-item>
                  <text:p text:style-name="P65"><text:s/>run ipa-replica-manage del &lt;fqdn&gt;</text:p>
                </text:list-item>
              </text:list>
            </text:list-item>
            <text:list-item>
              <text:p text:style-name="P65">via web GUI</text:p>
              <text:list>
                <text:list-item>
                  <text:p text:style-name="P65"><text:s/>As admin or other admin group user, login and go to IPA Servers→ Topology → IPA Servers (yes I know, this looks dumb)</text:p>
                </text:list-item>
                <text:list-item>
                  <text:p text:style-name="P65">Click the name of the server to remove to open its information then click the red “Delete Server” button</text:p>
                  <text:list>
                    <text:list-item>
                      <text:list>
                        <text:list-item>
                          <text:p text:style-name="P65">You may seem some errors about DNS removal and tree removal, these are normal and not errors to worry about</text:p>
                        </text:list-item>
                      </text:list>
                    </text:list-item>
                  </text:list>
                </text:list-item>
              </text:list>
            </text:list-item>
          </text:list>
        </text:list-item>
        <text:list-item>
          <text:p text:style-name="P65">Restart original IPA server</text:p>
        </text:list-item>
        <text:list-item>
          <text:p text:style-name="P65">Remove ghost replication information from original IPA server</text:p>
          <text:list>
            <text:list-item>
              <text:p text:style-name="P65">As step 4 but removing new IPA servers. New IPA server services do NOT need to be stopped for this as the original IPA server cannot affect their configurations in <text:span text:style-name="T33">this state</text:span></text:p>
              <text:list>
                <text:list-item>
                  <text:p text:style-name="P65">Again remember you mu<text:span text:style-name="T33">st </text:span>start from the end of the node chain, check Topology under IPA Servers → Topology if you are unsure how they are logically connected</text:p>
                </text:list-item>
              </text:list>
            </text:list-item>
          </text:list>
        </text:list-item>
      </text:list>
      <text:p text:style-name="P26"/>
      <text:p text:style-name="P26"/>
      <text:p text:style-name="P26"/>
      <text:p text:style-name="Subtitle">Option 2- Migrate to new Domain</text:p>
      <text:p text:style-name="P40"/>
      <text:p text:style-name="P3"><text:span text:style-name="T4">Components-</text:span> </text:p>
      <text:p text:style-name="P3">Two Docker IPA containers running Centos 8 and freeIPA 4.8.4 in replica mode <text:span text:style-name="T6">living in 2 different VMs</text:span>. <text:span text:style-name="T3">Also DNS using bind </text:span><text:span text:style-name="T6">on both VMs</text:span></text:p>
      <text:p text:style-name="P3"/>
      <text:p text:style-name="P3"><text:span text:style-name="T4">Need-</text:span> </text:p>
      <text:list xml:id="list111538412942022" text:continue-list="list456948676" text:style-name="L1">
        <text:list-item>
          <text:p text:style-name="P53">Hostnames for containers <text:span text:style-name="T2">(</text:span><text:span text:style-name="T3">container</text:span><text:span text:style-name="T2"> IPs won’t matter to operation)</text:span></text:p>
        </text:list-item>
        <text:list-item>
          <text:p text:style-name="P55">Two hosts and the IPs of both for use in exporting ports</text:p>
        </text:list-item>
        <text:list-item>
          <text:p text:style-name="P58">Optional but recommended- Backup of original IPA VM</text:p>
        </text:list-item>
      </text:list>
      <text:p text:style-name="P22"/>
      <text:p text:style-name="P13">Plan-</text:p>
      <text:p text:style-name="P28">Using IPA’s replication technology, the new IPA servers will be started and get copies of the running configuration of the current IPA servers. From there we should be able to point LDAP services to the new IPA servers and re-install IPA client on boxes to the new LDAP services. Once we’re sure they are working, we can disconnect the old IPA host (and keep it in a backup state for a period of time) and run only the new IPA servers.</text:p>
      <text:p text:style-name="P28"/>
      <text:p text:style-name="P28">Backup is easy with these docker containers and replication. As long as we either have 1 host in a good state or a copy of the data mounted to the container as /data we can rebuild the environment. If we have a good host, we can simply replicate a new host from it. If we have a good set of data from a container, we can just build a new container from an image. </text:p>
      <text:p text:style-name="P28"/>
      <text:p text:style-name="P29">Pros and Cons</text:p>
      <text:p text:style-name="P29"/>
      <text:p text:style-name="P29"><text:soft-page-break/>Pros</text:p>
      <text:p text:style-name="P29"><text:tab/>Same usernames and passwords</text:p>
      <text:p text:style-name="P29">Cons</text:p>
      <text:p text:style-name="P29"><text:tab/>remapping host names <text:span text:style-name="T24">and domain assignments</text:span> for LDAP integrations, <text:span text:style-name="T23">users need to migrate passwords (process noted below), </text:span><text:span text:style-name="T34">more complications reintegrating to existing accounts on external systems</text:span></text:p>
      <text:p text:style-name="P3"/>
      <text:p text:style-name="P8">Process</text:p>
      <text:p text:style-name="P8"/>
      <text:p text:style-name="P8">---</text:p>
      <text:p text:style-name="P14">Migration command</text:p>
      <text:p text:style-name="P14"/>
      <text:p text:style-name="P29">must run pa config-mod –enable-migration=TRUE <text:span text:style-name="T20">first, then set to default after ( I think after password resets?)</text:span></text:p>
      <text:p text:style-name="P14"/>
      <text:p text:style-name="P48"><text:span text:style-name="T26">ipa migrate-ds --bind-dn="cn=Directory Manager" --user-container=cn=users,cn=accounts --group-container=cn=groups,cn=accounts --group-objectclass=posixgroup --user-ignore-attribute={krbPrincipalName,krbextradata,krblastfailedauth,krblastpwdchange,krblastsuccessfulauth,krbloginfailedcount,krbpasswordexpiration,krbticketflags,krbpwdpolicyreference,mepManagedEntry} --user-ignore-objectclass=mepOriginEntry --with-compat ldap://</text:span><text:span text:style-name="T30">ipa.ex.test</text:span></text:p>
      <text:p text:style-name="P29"/>
      <text:p text:style-name="P29">either use –with-compat or turn it off with 'ipa-compat-manage disable'</text:p>
      <text:p text:style-name="P29"/>
      <text:p text:style-name="P30">Fixing private groups</text:p>
      <text:p text:style-name="P30"/>
      <text:p text:style-name="P30"><text:a xlink:type="simple" xlink:href="https://lists.fedorahosted.org/archives/list/freeipa-users@lists.fedorahosted.org/thread/PMPRB24MLSIDK74RQIWEBTDX5ARG2PMR/" text:style-name="Internet_20_link" text:visited-style-name="Visited_20_Internet_20_Link">https://lists.fedorahosted.org/archives/list/freeipa-users@lists.fedorahosted.org/thread/PMPRB24MLSIDK74RQIWEBTDX5ARG2PMR/</text:a></text:p>
      <text:p text:style-name="P30"/>
      <text:p text:style-name="P30"><text:a xlink:type="simple" xlink:href="https://rcritten.wordpress.com/2018/09/05/migration-and-user-private-groups/" text:style-name="Internet_20_link" text:visited-style-name="Visited_20_Internet_20_Link">https://rcritten.wordpress.com/2018/09/05/migration-and-user-private-groups/</text:a></text:p>
      <text:p text:style-name="P30"/>
      <text:p text:style-name="P30"/>
      <text:p text:style-name="P30">TLDR the migration process does weird handling of the private user groups (eg the group that’s the same as a user name) that causes them to show up. The wordpress article covers scripts that can be run to fix the process<text:span text:style-name="T22">(note: the scripts make bad assumptions, use my ldif below)</text:span>. Sadly the .py option cannot work for this container without extra work as the directory is read-only in the container!</text:p>
      <text:p text:style-name="P30"/>
      <text:p text:style-name="P30">Get list of affected groups</text:p>
      <text:p text:style-name="P30">ldapsearch <text:s/>'(&amp;(objectClass=mep*)(description=*private*))' dn | grep cn= | awk '{ print $2 }' | awk -F, '{ print $1 }' | sed 's/cn=//g'</text:p>
      <text:p text:style-name="P30"/>
      <text:p text:style-name="P32">The following LDIF is what will fix th<text:span text:style-name="T21">is (DO NOT PASTE THIS INTO LINUX DIRECTLY, HERE THERE BE HIDDEN CHARACTERS) </text:span></text:p>
      <text:p text:style-name="P32"/>
      <text:p text:style-name="P34">Notes: dc= should be changed to the correct domain extensions for the NEW server (eg newsys.com= dc=newsys,dc=com)</text:p>
      <text:p text:style-name="P31"/>
      <text:p text:style-name="P41">for groups</text:p>
      <text:p text:style-name="P30">dn: cn=user2,cn=groups,cn=accounts,dc=test,dc=test</text:p>
      <text:p text:style-name="P30"><text:soft-page-break/>changetype: modify</text:p>
      <text:p text:style-name="P30">delete: objectclass</text:p>
      <text:p text:style-name="P30">objectClass: ipausergroup</text:p>
      <text:p text:style-name="P30">-</text:p>
      <text:p text:style-name="P30">delete: objectclass</text:p>
      <text:p text:style-name="P30">objectClass: groupofnames</text:p>
      <text:p text:style-name="P30">-</text:p>
      <text:p text:style-name="P30">add: mepManagedBy</text:p>
      <text:p text:style-name="P30">mepManagedBy: uid=user2,cn=users,cn=accounts,dc=test,dc=test</text:p>
      <text:p text:style-name="P30">-</text:p>
      <text:p text:style-name="P30">delete: objectclass</text:p>
      <text:p text:style-name="P30">objectClass: nestedgroup</text:p>
      <text:p text:style-name="P30"/>
      <text:p text:style-name="P30">dn: cn=user2,cn=groups,cn=accounts,dc=test,dc=test</text:p>
      <text:p text:style-name="P30">changetype: modify</text:p>
      <text:p text:style-name="P30">delete: mepManagedBy</text:p>
      <text:p text:style-name="P30">mepManagedBy: uid=user2,cn=users,cn=accounts,dc=ex,dc=test</text:p>
      <text:p text:style-name="P30"/>
      <text:p text:style-name="P33">for users</text:p>
      <text:p text:style-name="P30">dn: uid=user2,cn=users,cn=accounts,dc=test,dc=test</text:p>
      <text:p text:style-name="P30">changetype: modify</text:p>
      <text:p text:style-name="P30">add: objectclass</text:p>
      <text:p text:style-name="P30">objectClass: mepOriginEntry</text:p>
      <text:p text:style-name="P30">-</text:p>
      <text:p text:style-name="P30">add: mepManagedEntry</text:p>
      <text:p text:style-name="P30">mepManagedEntry: cn=user2,cn=groups,cn=accounts,dc=test,dc=test</text:p>
      <text:p text:style-name="P30"/>
      <text:p text:style-name="P34">Converted for AWK usage (there’s probably a nice multiline way to do this, but this works for me)</text:p>
      <text:p text:style-name="P34"/>
      <text:p text:style-name="P34"><text:span text:style-name="T25">awk ‘{ print “</text:span>ldapmodify -Y GSSAPI\ndn: cn="$0",cn=groups,cn=accounts,dc=test,dc=test\nchangetype: modify\ndelete: objectclass\nobjectClass: ipausergroup\n-\ndelete: objectclass\nobjectClass: groupofnames\n-\nadd: mepManagedBy\nmepManagedBy: uid="$0",cn=users,cn=accounts,dc=test,dc=test\n-\ndelete: objectclass\nobjectClass: nestedgroup\n<text:span text:style-name="T34">EOF\n</text:span>ldapmodify -Y GSSAPI\ndn: uid="$0",cn=users,cn=accounts,dc=test,dc=test\nchangetype: modify\nadd: objectclass\nobjectClass: mepOriginEntry\n-\nadd: mepManagedEntry\nmepManagedEntry: cn="$0",cn=groups,cn=accounts,dc=test,dc=test\n<text:span text:style-name="T34">EOF\n</text:span>” <text:span text:style-name="T25">}’ </text:span><text:span text:style-name="T31">&lt; file</text:span></text:p>
      <text:p text:style-name="P34"/>
      <text:p text:style-name="P35">After this refreshing the group list should remove the private user groups from view. </text:p>
      <text:p text:style-name="P35"/>
      <text:p text:style-name="P35">Things I did not finish researching-</text:p>
      <text:p text:style-name="P35"/>
      <text:p text:style-name="P35">I ran into significant issues authenticating as the migrated users into GitLab. I suspect the issue was that the gitlab was still expecting the old DN. Possible we could manually change the users to have the old dns and still have authentication work, or adjust the values on the gitlab side to get it working. Unknown how this will work with other systems but with the current planned infrastructure this option seems unlikely to happen.</text:p>
      <text:p text:style-name="P35"/>
      <text:p text:style-name="P35"/>
      <text:p text:style-name="P35">Other</text:p>
      <text:p text:style-name="P35"><text:soft-page-break/></text:p>
      <text:p text:style-name="P35">IPA deployment scripts</text:p>
      <text:p text:style-name="P34"/>
      <text:p text:style-name="P42"><text:span text:style-name="T27">docker run --restart=always --dns 10.99.99.6 <text:s/>-p 10.99.99.20:80:80 -p 10.99.99.20:443:443 -p 10.99.99.20:389:389 -p 10.99.99.20:636:636 -p 10.99.99.20:88:88 -p 10.99.99.20:464:464 -p 10.99.99.20:88:88/udp -p 10.99.99.20:464:464/udp -p 10.99.99.20:123:123/udp --name freeipa-20 -ti -h ipa.example.test --read-only <text:s/>-v /sys/fs/cgroup:/sys/fs/cgroup:ro -v /ipadata:/data:Z --sysctl net.ipv6.conf.all.disable_ipv6=0 freeipa/freeipa-server:centos-8 -U --no-ntp -r EXAMPLE.TEST -n example.test --ds-password=</text:span><text:span text:style-name="T28">xxxx</text:span><text:span text:style-name="T27"> –admin-password=</text:span><text:span text:style-name="T28">xxxx</text:span></text:p>
      <text:p text:style-name="P36"/>
      <text:p text:style-name="P37">Notes: </text:p>
      <text:list xml:id="list4068008974" text:style-name="L4">
        <text:list-item>
          <text:p text:style-name="P67">--dns can be replaced with –add-hosts for host entries if you don’t have a DNS server. </text:p>
        </text:list-item>
        <text:list-item>
          <text:p text:style-name="P66"><text:span text:style-name="T28">I recommend publishing the IPA server over a NAT’d IP instead of the host’s main IP. This lets you set the host to authenticate to IPA (if you publish over the main IP it will refused to register as a client as the IP will be seen as the server), and eliminate</text:span><text:span text:style-name="T29">s</text:span><text:span text:style-name="T28"> any port conflicts. <text:s/></text:span></text:p>
        </text:list-item>
        <text:list-item>
          <text:p text:style-name="P68">Hostname and docker container name can be whatever. </text:p>
        </text:list-item>
        <text:list-item>
          <text:p text:style-name="P69">/ipadata can be any directory on the host. </text:p>
        </text:list-item>
        <text:list-item>
          <text:p text:style-name="P69">Add -d to -ti to make it run in the background, but sometimes it’s good to run in the open to see if there are any issues. </text:p>
        </text:list-item>
        <text:list-item>
          <text:p text:style-name="P69">You can run without the password command if you run with the -ti flags and enter the passwords securely. I used them to just run it faster and not have to wait on my interactions</text:p>
        </text:list-item>
      </text:list>
      <text:p text:style-name="P43"/>
      <text:p text:style-name="P43">IPA replication</text:p>
      <text:p text:style-name="P43"/>
      <text:p text:style-name="P43">docker run --restart=always <text:s/>--add-host ipa.example.test:10.99.99.20 -p 10.99.99.21:80:80 -p 10.99.99.21:443:443 -p 10.99.99.21:389:389 -p 10.99.99.21:636:636 -p 10.99.99.21:88:88 -p 10.99.99.21:464:464 -p 10.99.99.21:88:88/udp -p 10.99.99.21:4214:4214/udp -p 10.99.99.21:123:123/udp --name freeipa-replica -ti -h ipa2.example.test --read-only <text:s/>-v /sys/fs/cgroup:/sys/fs/cgroup:ro -v /ipadata:/data:Z --sysctl net.ipv6.conf.all.disable_ipv6=0 freeipa/freeipa-server:centos-8 ipa-replica-install --setup-ca --principal admin --admin-password 404palmer --server ipa.example.test --domain example.test</text:p>
      <text:p text:style-name="P43"/>
      <text:p text:style-name="P43">Similar to above but you need to define the ipa-replica-install option and following flags (might be able to run interactively without password, I forget). Most of the same caveats as above appl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0T11:37:13.953241455</meta:creation-date>
    <dc:date>2021-06-29T11:15:37.850493337</dc:date>
    <meta:editing-duration>PT12H13M46S</meta:editing-duration>
    <meta:editing-cycles>12</meta:editing-cycles>
    <meta:generator>LibreOffice/6.4.7.2$Linux_X86_64 LibreOffice_project/40$Build-2</meta:generator>
    <meta:document-statistic meta:table-count="0" meta:image-count="0" meta:object-count="0" meta:page-count="10" meta:paragraph-count="213" meta:word-count="2730" meta:character-count="17799" meta:non-whitespace-character-count="15304"/>
  </office:meta>
</office:document-meta>
</file>